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0a98d1" officeooo:paragraph-rsid="000a98d1" style:font-weight-asian="bold" style:font-weight-complex="bold"/>
    </style:style>
    <style:style style:name="P2" style:family="paragraph" style:parent-style-name="Text_20_body">
      <style:text-properties fo:font-weight="bold" officeooo:rsid="000a98d1" officeooo:paragraph-rsid="000a98d1" style:font-weight-asian="bold" style:font-weight-complex="bold"/>
    </style:style>
    <style:style style:name="P3" style:family="paragraph" style:parent-style-name="Text_20_body">
      <style:text-properties officeooo:paragraph-rsid="000a98d1"/>
    </style:style>
    <style:style style:name="T1" style:family="text">
      <style:text-properties officeooo:rsid="000a98d1"/>
    </style:style>
    <style:style style:name="T2" style:family="text">
      <style:text-properties fo:font-weight="normal" style:font-weight-asian="normal" style:font-weight-complex="normal"/>
    </style:style>
    <style:style style:name="T3" style:family="text">
      <style:text-properties fo:font-weight="normal" officeooo:rsid="000a98d1" style:font-weight-asian="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ulo # 3 – Laboratorio # 2 : <text:span text:style-name="T2">Inveatigación Estándares de Redes</text:span></text:p>
      <text:p text:style-name="P1"><text:span text:style-name="T2"/></text:p>
      <text:p text:style-name="P1"><text:span text:style-name="T2">1. ¿Quién es Jonathan B. Postel y por qué es conocido?</text:span></text:p>
      <text:p text:style-name="P1"><text:span text:style-name="T2"/></text:p>
      <text:p text:style-name="P1"><text:span text:style-name="T2"/></text:p>
      <text:p text:style-name="P1"><text:span text:style-name="T2">Jonathan B. Postel fue un pionero de Internet, famoso por ser editor de los RFC desde 1969 hasta su muerte en 1998, y por dirigir IANA, encargada de la administración de direcciones IP y dominios de nivel superior. Se le llama “el Dios de Internet” por su influencia fundamental en la gobernanza y los estándares de la red</text:span><text:span text:style-name="T2"/></text:p>
      <text:p text:style-name="P1"><text:span text:style-name="T2"/></text:p>
      <text:p text:style-name="P1"><text:span text:style-name="T2">3. ¿Qué dos organizaciones relacionadas son responsables de administrar el espacio de nombres de dominio</text:span></text:p>
      <text:p text:style-name="P1"><text:span text:style-name="T2">de nivel superior y los servidores de nombres del Sistema de nombres de dominio (DNS) raíz en Internet?</text:span></text:p>
      <text:p text:style-name="P1"><text:span text:style-name="T2"/></text:p>
      <text:p text:style-name="P1"><text:span text:style-name="T2"/></text:p>
      <text:p text:style-name="P3"><text:span text:style-name="Strong_20_Emphasis"><text:span text:style-name="T1">IANA</text:span></text:span><text:span text:style-name="T3"> (Internet Assigned Numbers Authority), responsable de coordinar el DNS raíz y asignar los dominios de nivel superior (TLD).</text:span></text:p>
      <text:p text:style-name="P3"><text:span text:style-name="Strong_20_Emphasis">ICANN</text:span> (Internet Corporation for Assigned Names and Numbers), organización bajo la cual opera IANA actualmente .</text:p>
      <text:p text:style-name="P1"><text:span text:style-name="T2"/></text:p>
      <text:p text:style-name="P1"><text:span text:style-name="T2"/></text:p>
      <text:p text:style-name="P1"><text:span text:style-name="T2">4. Vinton Cerf ha sido llamado uno de los principales padres de internet. ¿Qué organizaciones de Internet</text:span></text:p>
      <text:p text:style-name="P1"><text:span text:style-name="T2">presidió o ayudó a encontrar? ¿Qué tecnologías de internet ayudó a desarrollar Escriba sus respuestas</text:span></text:p>
      <text:p text:style-name="P1"><text:span text:style-name="T2">aquí?</text:span></text:p>
      <text:p text:style-name="P1"><text:span text:style-name="T2"/></text:p>
      <text:p text:style-name="P1"><text:span text:style-name="T2"/></text:p>
      <text:p text:style-name="P1"><text:span text:style-name="T2">Presidió o ayudó a fundar organizaciones como IETF, IAB y contribuyó a fundar la Internet Society. Además, es uno de los desarrolladores clave del protocolo TCP/IP junto a Bob Kahn.</text:span></text:p>
      <text:p text:style-name="P1"><text:span text:style-name="T2"/></text:p>
      <text:p text:style-name="P1"><text:span text:style-name="T2">5. ¿Qué organización es responsable de publicar la solicitud de comentarios (RFC)? (Escriba sus respuestas</text:span></text:p>
      <text:p text:style-name="P1"><text:span text:style-name="T2">aquí.</text:span></text:p>
      <text:p text:style-name="P1"><text:span text:style-name="T2"/></text:p>
      <text:p text:style-name="P1"><text:span text:style-name="T2">Los RFC son publicadas por la </text:span><text:span text:style-name="Strong_20_Emphasis">RFC Editor</text:span><text:span text:style-name="T2">, un servicio gestionado por la IETF bajo supervisión del IAB. Postel fue su editor histórico.</text:span></text:p>
      <text:p text:style-name="P1"><text:span text:style-name="T2"/></text:p>
      <text:p text:style-name="P1"><text:span text:style-name="T2"/></text:p>
      <text:p text:style-name="P1"><text:span text:style-name="T2">6. ¿Qué tienen en común RFC 349 y RFC 1700? Escriba sus respuestas aquí.</text:span></text:p>
      <text:p text:style-name="P1"><text:span text:style-name="T2"/></text:p>
      <text:p text:style-name="P1"><text:span text:style-name="T2">Ambos son RFC históricos de referencia: recopilan asignaciones de puertos, números y parámetros de protocolos estándar del sistema TCP/IP.</text:span></text:p>
      <text:p text:style-name="P1"><text:span text:style-name="T2"/></text:p>
      <text:p text:style-name="P1"><text:span text:style-name="T2"/></text:p>
      <text:p text:style-name="P1"><text:span text:style-name="T2">7. ¿Qué número de RFC es ARPAWOCKY? ¿Qué es?</text:span></text:p>
      <text:p text:style-name="P1"><text:soft-page-break/><text:span text:style-name="T2"/></text:p>
      <text:p text:style-name="P1"><text:span text:style-name="T2"/></text:p>
      <text:p text:style-name="P1"><text:span text:style-name="T2">RPAWOCKY es el </text:span><text:span text:style-name="Strong_20_Emphasis">RFC 527</text:span><text:span text:style-name="T2">, publicado en mayo de 1973 como una parodia del poema “Jabberwocky”; es uno de los primeros </text:span><text:span text:style-name="Strong_20_Emphasis">RFC humorísticos.</text:span></text:p>
      <text:p text:style-name="P1"><text:span text:style-name="Strong_20_Emphasis"><text:span text:style-name="T2"/></text:span></text:p>
      <text:p text:style-name="P1"><text:span text:style-name="Strong_20_Emphasis"><text:span text:style-name="T2"/></text:span></text:p>
      <text:p text:style-name="P1"><text:span text:style-name="T2">8. ¿Quién fundó el World Wide Web Consortium (W3C)?</text:span></text:p>
      <text:p text:style-name="P1"><text:span text:style-name="T2"/></text:p>
      <text:p text:style-name="P1"><text:span text:style-name="T2">El W3C fue fundado en octubre de 1994 por </text:span><text:span text:style-name="Strong_20_Emphasis">Tim Berners‑Lee</text:span><text:span text:style-name="T2"> en MIT/LCS, con el apoyo de CERN, DARPA y la Comisión Europea</text:span></text:p>
      <text:p text:style-name="P1"><text:span text:style-name="T2"/></text:p>
      <text:p text:style-name="P1"><text:span text:style-name="T2">9. Nombre 10 estándares de la Red de cómputo mundial (WWW) que el W3C desarrolla y mantiene Escriba sus</text:span></text:p>
      <text:p text:style-name="P1"><text:span text:style-name="T2">respuestas aquí.</text:span></text:p>
      <text:p text:style-name="P1"><text:span text:style-name="T2"/></text:p>
      <text:p text:style-name="P1"><text:span text:style-name="T2">Ejemplos de estándares desarrollados y mantenidos por W3C:<text:line-break/>HTML, CSS, XML, SVG, WOFF, WCAG, ARIA, DOM, XPath y XSLT.</text:span></text:p>
      <text:p text:style-name="P1"><text:span text:style-name="T2"/></text:p>
      <text:p text:style-name="P1"><text:span text:style-name="T2">10. ¿Dónde está ubicada la sede central del Instituto de Ingenieros en Electricidad y Electrónica (IEEE) y qué</text:span></text:p>
      <text:p text:style-name="P1"><text:span text:style-name="T2">importancia tiene su logotipo?</text:span></text:p>
      <text:p text:style-name="P1"><text:span text:style-name="T2">Escriba sus respuestas aquí.</text:span></text:p>
      <text:p text:style-name="P1"><text:span text:style-name="T2"/></text:p>
      <text:p text:style-name="P1"><text:span text:style-name="T2">El IEEE tiene su sede en </text:span><text:span text:style-name="Strong_20_Emphasis">Piscataway, Nueva Jersey (EE. UU.)</text:span><text:span text:style-name="T2">. Su logotipo es el </text:span><text:span text:style-name="Strong_20_Emphasis">diamante</text:span><text:span text:style-name="T2">, que simboliza la convergencia de señales eléctricas y electrónicas, reflejando su enfoque en ingeniería eléctrica y electrónica.</text:span></text:p>
      <text:p text:style-name="P1"><text:span text:style-name="T2"/></text:p>
      <text:p text:style-name="P1"><text:span text:style-name="T2">11. ¿Cuál es el estándar IEEE para el protocolo de seguridad de acceso protegido Wi-Fi 2 (WPA2)?</text:span></text:p>
      <text:p text:style-name="P1"><text:span text:style-name="T2"/></text:p>
      <text:p text:style-name="P2"><text:span text:style-name="T2">El protocolo de seguridad Wi‑Fi Protected Access 2 (</text:span><text:span text:style-name="Strong_20_Emphasis">WPA2</text:span><text:span text:style-name="T2">) se basa en el estándar </text:span><text:span text:style-name="Strong_20_Emphasis">IEEE 802.11i</text:span><text:span text:style-name="T2">.</text:span></text:p>
      <text:p text:style-name="P1"><text:span text:style-name="T2"/></text:p>
      <text:p text:style-name="P1"><text:span text:style-name="T2">13. ¿Wi-Fi Alliance es una organización de estandarización sin fines de lucro? ¿Cuál es su objetivo?</text:span></text:p>
      <text:p text:style-name="P1"><text:span text:style-name="T2"/></text:p>
      <text:p text:style-name="P1"><text:span text:style-name="T2">Es una organización </text:span><text:span text:style-name="Strong_20_Emphasis">sin fines de lucro</text:span><text:span text:style-name="T2"> dedicada a promover y certificar la interoperabilidad de productos Wi‑Fi, garantizando que los dispositivos cumplan estándares comunes.</text:span></text:p>
      <text:p text:style-name="P1"><text:span text:style-name="T2"/></text:p>
      <text:p text:style-name="P1"><text:span text:style-name="T2">14. ¿Quién es Hamadoun Touré?</text:span></text:p>
      <text:p text:style-name="P1"><text:span text:style-name="T2"/></text:p>
      <text:p text:style-name="P1"><text:span text:style-name="T2">Es un ex‑Secretario General de la UIT (Unión Internacional de Telecomunicaciones), de nacionalidad maliense, quien dirigió la organización entre 2007 y 2014.</text:span></text:p>
      <text:p text:style-name="P1"><text:span text:style-name="T2"/></text:p>
      <text:p text:style-name="P1"><text:span text:style-name="T2">15. ¿Qué es la Unión Internacional de Telecomunicaciones (UIT) y dónde está ubicada su sede central?</text:span></text:p>
      <text:p text:style-name="P1"><text:span text:style-name="T2"/></text:p>
      <text:p text:style-name="P1"><text:span text:style-name="T2">La </text:span><text:span text:style-name="Strong_20_Emphasis">Unión Internacional de Telecomunicaciones</text:span><text:span text:style-name="T2"> (UIT) es una agencia de la ONU dedicada a normas y políticas globales en TIC. Su sede está en </text:span><text:span text:style-name="Strong_20_Emphasis">Ginebra (Suiza)</text:span><text:span text:style-name="T2">.</text:span></text:p>
      <text:p text:style-name="P1"><text:span text:style-name="T2"/></text:p>
      <text:p text:style-name="P1"><text:span text:style-name="T2">17. Nombre los tres sectores de la UIT.</text:span></text:p>
      <text:p text:style-name="P1"><text:span text:style-name="T2"/></text:p>
      <text:p text:style-name="P1"><text:soft-page-break/><text:span text:style-name="T2"/></text:p>
      <text:p text:style-name="P1"><text:span text:style-name="T2"/></text:p>
      <text:p text:style-name="P3"><text:span text:style-name="T3">Radiocomunicaciones (ITU‑R)</text:span></text:p>
      <text:p text:style-name="P3">Radiocomunicaciones (ITU‑T) – normas técnicas</text:p>
      <text:p text:style-name="P3">Desarrollo (ITU‑D)</text:p>
      <text:p text:style-name="P1"><text:span text:style-name="T2"/></text:p>
      <text:p text:style-name="P1"><text:span text:style-name="T2"/></text:p>
      <text:p text:style-name="P1"><text:span text:style-name="T2">18. ¿Qué significa RS en RS-232 y qué organismo lo introdujo?</text:span></text:p>
      <text:p text:style-name="P1"><text:span text:style-name="T2"/></text:p>
      <text:p text:style-name="P2"><text:span text:style-name="Strong_20_Emphasis">RS</text:span><text:span text:style-name="T2"> significa "Recommended Standard" (Estándar Recomendado). Fue introducido por la </text:span><text:span text:style-name="Strong_20_Emphasis">EIA</text:span><text:span text:style-name="T2"> (Electronic Industries Alliance, antes EIA/TIA) como estándar para interfaces seriales.</text:span></text:p>
      <text:p text:style-name="P1"><text:span text:style-name="T2"/></text:p>
      <text:p text:style-name="P1"><text:span text:style-name="T2">19. ¿Qué es SpaceWire?</text:span></text:p>
      <text:p text:style-name="P1"><text:span text:style-name="T2"/></text:p>
      <text:p text:style-name="P1"><text:span text:style-name="T2"/></text:p>
      <text:p text:style-name="P1"><text:span text:style-name="T2">Es un estándar de red en serie de alta velocidad (2–400 Mbit/s) usado en satélites y naves espaciales, desarrollado por la </text:span><text:span text:style-name="Strong_20_Emphasis">European Space Agency (ESA)</text:span><text:span text:style-name="T2">, basado parcialmente en el estándar IEEE 1355</text:span></text:p>
      <text:p text:style-name="P1"><text:span text:style-name="T2"/></text:p>
      <text:p text:style-name="P1"><text:span text:style-name="T2">20. ¿Cuál es la misión de la ISOC y dónde está ubicada su sede central?</text:span></text:p>
      <text:p text:style-name="P1"><text:span text:style-name="T2">Escriba sus respuestas aquí.</text:span></text:p>
      <text:p text:style-name="P1"><text:span text:style-name="T2"/></text:p>
      <text:p text:style-name="P1"><text:span text:style-name="T2">La </text:span><text:span text:style-name="Strong_20_Emphasis">Internet Society (ISOC)</text:span><text:span text:style-name="T2"> promueve el desarrollo abierto, la evolución y el uso de Internet para beneficio global. Su sede se encuentra en </text:span><text:span text:style-name="Strong_20_Emphasis">Reston, Virginia (EE. UU.)</text:span><text:span text:style-name="T2">.</text:span></text:p>
      <text:p text:style-name="P1"><text:span text:style-name="T2"/></text:p>
      <text:p text:style-name="P1"><text:span text:style-name="T2">21. ¿Qué organizaciones supervisa el IAB? Escriba sus respuestas aquí.</text:span></text:p>
      <text:p text:style-name="P1"><text:span text:style-name="T2"/></text:p>
      <text:p text:style-name="P1"><text:span text:style-name="T2">El </text:span><text:span text:style-name="Strong_20_Emphasis">Internet Architecture Board (IAB)</text:span><text:span text:style-name="T2"> supervisa el proceso técnico global de la IETF y coordina man page y RFC Editing, además de actuar como comité asesor de la IETF y la IRTF.</text:span></text:p>
      <text:p text:style-name="P1"><text:span text:style-name="T2"/></text:p>
      <text:p text:style-name="P1"><text:span text:style-name="T2">22. ¿Qué organización supervisa el IAB?</text:span></text:p>
      <text:p text:style-name="P1"><text:span text:style-name="T2"/></text:p>
      <text:p text:style-name="P1"><text:span text:style-name="T2">El IAB está supervisado por la </text:span><text:span text:style-name="Strong_20_Emphasis">Internet Society (ISOC)</text:span><text:span text:style-name="T2">, que ejerce la supervisión organizacional final de IETF y IAB.</text:span></text:p>
      <text:p text:style-name="P1"><text:span text:style-name="T2"/></text:p>
      <text:p text:style-name="P1"><text:span text:style-name="T2">23. ¿Cuándo se fundó la ISO y dónde está ubicada su sede central? Escriba sus respuestas aquí.</text:span></text:p>
      <text:p text:style-name="P1"><text:span text:style-name="T2"/></text:p>
      <text:p text:style-name="P1"><text:span text:style-name="T2">La </text:span><text:span text:style-name="Strong_20_Emphasis">ISO</text:span><text:span text:style-name="T2"> se fundó en </text:span><text:span text:style-name="Strong_20_Emphasis">1947</text:span><text:span text:style-name="T2">. Su sede está ubicada en </text:span><text:span text:style-name="Strong_20_Emphasis">Ginebra, Suiza</text:span><text:span text:style-name="T2">.</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ómese un momento para pensar en Internet hoy en relación con las organizaciones y tecnologías que</text:span></text:p>
      <text:p text:style-name="P1"><text:span text:style-name="T2">acaba de investigar. Luego, responda las siguientes preguntas.</text:span></text:p>
      <text:p text:style-name="P1"><text:soft-page-break/><text:span text:style-name="T2">Preguntas:</text:span></text:p>
      <text:p text:style-name="P1"><text:span text:style-name="T2">1. ¿Cómo permiten los estándares de Internet un mayor comercio? ¿Qué posibles problemas podríamos tener</text:span></text:p>
      <text:p text:style-name="P1"><text:span text:style-name="T2">si no contáramos con el IEEE?</text:span></text:p>
      <text:p text:style-name="P1"><text:span text:style-name="T2">Escriba sus respuestas aquí.</text:span></text:p>
      <text:p text:style-name="P1"><text:span text:style-name="T2"/></text:p>
      <text:p text:style-name="P1"><text:span text:style-name="T2">Los estándares de Internet permiten un mayor comercio porque garantizan que dispositivos, redes y aplicaciones de distintos fabricantes puedan comunicarse y funcionar de forma interoperable y segura. Esto impulsa el comercio electrónico global, facilita pagos en línea, y asegura que servicios y productos lleguen a más usuarios sin barreras técnicas. Si no contáramos con el IEEE, podríamos enfrentar problemas como incompatibilidad entre dispositivos (por ejemplo, redes inalámbricas que no se comunican bien entre sí), falta de seguridad en redes (sin estándares como 802.11i para Wi-Fi), y un desarrollo desordenado de tecnologías, lo que frenaría el crecimiento económico y la innovación.</text:span></text:p>
      <text:p text:style-name="P1"><text:span text:style-name="T2"/></text:p>
      <text:p text:style-name="P1"><text:span text:style-name="T2">2. ¿Qué posibles problemas podríamos tener si no contáramos con el W3C?</text:span></text:p>
      <text:p text:style-name="P1"><text:span text:style-name="T2">Escriba sus respuestas aquí.</text:span></text:p>
      <text:p text:style-name="P1"><text:span text:style-name="T2"/></text:p>
      <text:p text:style-name="P1"><text:span text:style-name="T2">Sin el W3C, el desarrollo de la Web sería caótico: los navegadores no seguirían un conjunto común de normas, lo que haría que los sitios web se vieran o funcionaran de manera diferente en cada navegador o dispositivo. Esto generaría confusión, mayores costos para desarrolladores (que tendrían que crear versiones diferentes de sus sitios), y menor accesibilidad y seguridad. Además, se dificultaría la evolución de tecnologías web modernas como HTML5, CSS o los estándares de accesibilidad.</text:span></text:p>
      <text:p text:style-name="P1"><text:span text:style-name="T2"/></text:p>
      <text:p text:style-name="P1"><text:span text:style-name="T2">3. ¿Qué podemos aprender del ejemplo de Wi-Fi Alliance con respecto a la necesidad de estándares de redes?</text:span></text:p>
      <text:p text:style-name="P1"><text:span text:style-name="T2"/></text:p>
      <text:p text:style-name="P2"><text:span text:style-name="T2">El caso de Wi-Fi Alliance nos enseña que los estándares son fundamentales para garantizar que dispositivos de distintos fabricantes sean compatibles, seguros y confiables. Gracias a esta organización, hoy podemos conectar teléfonos, computadoras, televisores y otros dispositivos a redes inalámbricas sin preocuparnos por la marca o el modelo del equipo. Esto demuestra que los estándares no solo facilitan la interoperabilidad, sino que también fomentan la confianza del consumidor y el crecimiento del merc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1:20:48.279641778</meta:creation-date>
    <dc:date>2025-06-20T11:26:29.029036026</dc:date>
    <meta:editing-duration>PT5M41S</meta:editing-duration>
    <meta:editing-cycles>1</meta:editing-cycles>
    <meta:document-statistic meta:table-count="0" meta:image-count="0" meta:object-count="0" meta:page-count="4" meta:paragraph-count="64" meta:word-count="1149" meta:character-count="7243" meta:non-whitespace-character-count="6157"/>
    <meta:generator>LibreOffice/7.4.7.2$Linux_X86_64 LibreOffice_project/40$Build-2</meta:generator>
  </office:meta>
</office:document-meta>
</file>